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JetBrains Mono" svg:font-family="'JetBrains Mono'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cm" table:align="left"/>
    </style:style>
    <style:style style:name="Table1.A" style:family="table-column">
      <style:table-column-properties style:column-width="0.796cm"/>
    </style:style>
    <style:style style:name="Table1.B" style:family="table-column">
      <style:table-column-properties style:column-width="2.909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2" style:family="paragraph" style:parent-style-name="Обычный">
      <style:paragraph-properties fo:margin-top="0cm" fo:margin-bottom="0cm" loext:contextual-spacing="false"/>
    </style:style>
    <style:style style:name="P3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P4" style:family="paragraph" style:parent-style-name="Обычный">
      <style:paragraph-properties fo:margin-top="0cm" fo:margin-bottom="0cm" loext:contextual-spacing="false" fo:line-height="90%"/>
    </style:style>
    <style:style style:name="P5" style:family="paragraph" style:parent-style-name="Обычный">
      <style:paragraph-properties fo:margin-top="0cm" fo:margin-bottom="0.007cm" loext:contextual-spacing="false" fo:line-height="100%"/>
    </style:style>
    <style:style style:name="P6" style:family="paragraph" style:parent-style-name="Обычный">
      <style:paragraph-properties fo:margin-left="2.529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7" style:family="paragraph" style:parent-style-name="Обычный">
      <style:paragraph-properties fo:margin-left="2.556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9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10" style:family="paragraph" style:parent-style-name="Обычный">
      <style:paragraph-properties fo:margin-top="0cm" fo:margin-bottom="0.229cm" loext:contextual-spacing="false"/>
    </style:style>
    <style:style style:name="P11" style:family="paragraph" style:parent-style-name="Обычный">
      <style:paragraph-properties fo:line-height="100%" fo:text-align="center" style:justify-single-word="false"/>
    </style:style>
    <style:style style:name="P12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</style:style>
    <style:style style:name="P14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</style:style>
    <style:style style:name="P15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16" style:family="paragraph" style:parent-style-name="Обычный" style:list-style-name="L1"/>
    <style:style style:name="P17" style:family="paragraph" style:parent-style-name="Обычный">
      <style:text-properties officeooo:paragraph-rsid="00167625"/>
    </style:style>
    <style:style style:name="P18" style:family="paragraph" style:parent-style-name="Обычный" style:list-style-name="L2">
      <style:text-properties officeooo:paragraph-rsid="00167625"/>
    </style:style>
    <style:style style:name="P19" style:family="paragraph" style:parent-style-name="Обычный">
      <style:paragraph-properties fo:line-height="100%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Обычный">
      <style:text-properties fo:color="#000000" style:font-name="Times New Roman" fo:font-size="12pt" style:font-size-asian="12pt" style:font-size-complex="12pt"/>
    </style:style>
    <style:style style:name="P21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  <style:text-properties officeooo:paragraph-rsid="00161cc9"/>
    </style:style>
    <style:style style:name="P22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161cc9"/>
    </style:style>
    <style:style style:name="P23" style:family="paragraph" style:parent-style-name="Обычный">
      <style:paragraph-properties fo:margin-left="0cm" fo:margin-right="0cm" fo:margin-top="0cm" fo:margin-bottom="0.005cm" loext:contextual-spacing="false" fo:line-height="195%" fo:text-align="center" style:justify-single-word="false" fo:text-indent="0cm" style:auto-text-indent="false">
        <style:tab-stops/>
      </style:paragraph-properties>
      <style:text-properties officeooo:paragraph-rsid="00161cc9"/>
    </style:style>
    <style:style style:name="P24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P25" style:family="paragraph" style:parent-style-name="Обычный">
      <style:paragraph-properties fo:margin-top="0cm" fo:margin-bottom="0cm" loext:contextual-spacing="false"/>
      <style:text-properties fo:color="#000000" style:font-name="Times New Roman" fo:font-size="12pt" style:font-size-asian="12pt" style:font-size-complex="12pt"/>
    </style:style>
    <style:style style:name="P26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style:font-size-asian="12pt" style:font-size-complex="12pt"/>
    </style:style>
    <style:style style:name="P27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fo:language="en" fo:country="US" officeooo:rsid="00167625" officeooo:paragraph-rsid="00167625" style:font-name-asian="Times New Roman" style:font-size-asian="12pt" style:font-name-complex="Times New Roman" style:font-size-complex="12pt"/>
    </style:style>
    <style:style style:name="P28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29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Обычный">
      <style:paragraph-properties fo:margin-top="0cm" fo:margin-bottom="0.002cm" loext:contextual-spacing="false" fo:line-height="103%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Обычный">
      <style:paragraph-properties fo:margin-left="0cm" fo:margin-right="0cm" fo:margin-top="0cm" fo:margin-bottom="0.002cm" loext:contextual-spacing="false" fo:line-height="103%" fo:text-indent="-0.018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fo:color="#000000" style:font-name="Times New Roman" fo:font-size="12pt" fo:language="en" fo:country="US" style:font-size-asian="12pt" style:font-size-complex="12pt"/>
    </style:style>
    <style:style style:name="P35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fo:color="#000000" style:font-name="Times New Roman" fo:font-size="12pt" style:font-size-asian="12pt" style:font-size-complex="12pt"/>
    </style:style>
    <style:style style:name="P36" style:family="paragraph" style:parent-style-name="Standard">
      <style:text-properties fo:color="#000000" style:font-name="Times New Roman" fo:font-size="12pt" style:font-size-asian="12pt" style:font-size-complex="12pt"/>
    </style:style>
    <style:style style:name="P37" style:family="paragraph" style:parent-style-name="Standard">
      <style:text-properties fo:color="#000000" style:font-name="Times New Roman" fo:font-size="12pt" style:font-size-asian="12pt" style:font-size-complex="12pt"/>
    </style:style>
    <style:style style:name="P38" style:family="paragraph" style:parent-style-name="Standard">
      <style:text-properties fo:color="#000000" style:font-name="Times New Roman" fo:font-size="12pt" officeooo:paragraph-rsid="00167625" style:font-size-asian="12pt" style:font-size-complex="12pt"/>
    </style:style>
    <style:style style:name="P39" style:family="paragraph" style:parent-style-name="Standard">
      <style:text-properties fo:color="#000000" style:font-name="Times New Roman" fo:font-size="12pt" officeooo:paragraph-rsid="00167625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line-height="90%"/>
      <style:text-properties fo:color="#000000" style:font-name="Times New Roman" fo:font-size="12pt" fo:language="en" fo:country="US" officeooo:rsid="00167625" officeooo:paragraph-rsid="00167625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90%"/>
      <style:text-properties fo:color="#000000" style:font-name="Times New Roman" fo:font-size="12pt" officeooo:paragraph-rsid="00167625" style:font-size-asian="12pt" style:font-size-complex="12pt"/>
    </style:style>
    <style:style style:name="P42" style:family="paragraph" style:parent-style-name="Standard">
      <style:paragraph-properties fo:margin-top="0cm" fo:margin-bottom="0cm" loext:contextual-spacing="false" fo:line-height="90%"/>
      <style:text-properties fo:color="#000000" style:font-name="Times New Roman" fo:font-size="12pt" officeooo:paragraph-rsid="00167625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officeooo:rsid="00161cc9" style:font-name-asian="Times New Roman" style:font-size-asian="10pt" style:font-name-complex="Times New Roman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8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9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0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1" style:family="text">
      <style:text-properties style:font-name="Times New Roman" fo:font-size="10pt" fo:language="ru" fo:country="RU" officeooo:rsid="00161cc9" style:font-name-asian="Times New Roman" style:font-size-asian="10pt" style:font-name-complex="Times New Roman" style:font-size-complex="10pt"/>
    </style:style>
    <style:style style:name="T12" style:family="text">
      <style:text-properties style:font-name="Times New Roman" fo:font-size="9pt" style:font-size-asian="9pt" style:font-size-complex="9pt"/>
    </style:style>
    <style:style style:name="T13" style:family="text"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T14" style:family="text">
      <style:text-properties style:font-name="Times New Roman" fo:font-size="9pt" fo:language="en" fo:country="US" officeooo:rsid="00167625" style:font-name-asian="Times New Roman" style:font-size-asian="9pt" style:font-name-complex="Times New Roman" style:font-size-complex="9pt"/>
    </style:style>
    <style:style style:name="T15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16" style:family="text">
      <style:text-properties style:font-name="Times New Roman" fo:font-size="9pt" officeooo:rsid="00167625" style:font-name-asian="Times New Roman" style:font-size-asian="9pt" style:font-name-complex="Times New Roman" style:font-size-complex="9pt"/>
    </style:style>
    <style:style style:name="T17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8" style:family="text">
      <style:text-properties style:font-name="Times New Roman" fo:font-size="9pt" fo:language="ru" fo:country="RU" officeooo:rsid="00167625" style:font-name-asian="Times New Roman" style:font-size-asian="9pt" style:font-name-complex="Times New Roman" style:font-size-complex="9pt"/>
    </style:style>
    <style:style style:name="T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23" style:family="text">
      <style:text-properties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24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5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6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30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31" style:family="text">
      <style:text-properties style:use-window-font-color="true" style:font-name="Times New Roman" fo:font-size="9pt" fo:language="en" fo:country="US" style:font-name-asian="Times New Roman" style:font-size-asian="9pt" style:font-name-complex="Times New Roman" style:font-size-complex="9pt"/>
    </style:style>
    <style:style style:name="T32" style:family="text">
      <style:text-properties style:use-window-font-color="true" style:font-name="Times New Roman" fo:font-size="9pt" style:font-name-asian="Times New Roman" style:font-size-asian="9pt" style:font-name-complex="Times New Roman" style:font-size-complex="9pt"/>
    </style:style>
    <style:style style:name="T33" style:family="text">
      <style:text-properties style:use-window-font-color="true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167625" style:font-name-asian="Times New Roman" style:font-name-complex="Times New Roman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167625"/>
    </style:style>
    <style:style style:name="T38" style:family="text">
      <style:text-properties fo:language="en" fo:country="US" officeooo:rsid="00167625"/>
    </style:style>
    <style:style style:name="T3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9373a5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808080" style:font-name="Arial" fo:font-size="9.5pt" style:font-size-asian="9.5pt"/>
    </style:style>
    <style:style style:name="T4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0000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9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1" style:family="text">
      <style:text-properties fo:color="#0000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2" style:family="text">
      <style:text-properties fo:color="#000000"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3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64" style:family="text">
      <style:text-properties fo:color="#000000"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65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6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67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8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9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71" style:family="text">
      <style:text-properties fo:color="#000000" style:font-name="Times New Roman" fo:font-size="10pt" officeooo:rsid="00161cc9" style:font-name-asian="Times New Roman" style:font-size-asian="10pt" style:font-name-complex="Times New Roman" style:font-size-complex="10pt"/>
    </style:style>
    <style:style style:name="T72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73" style:family="text">
      <style:text-properties fo:color="#000000" style:font-name="Times New Roman" fo:font-size="10pt" fo:language="ru" fo:country="RU" officeooo:rsid="00161cc9" style:font-name-asian="Times New Roman" style:font-size-asian="10pt" style:font-name-complex="Times New Roman" style:font-size-complex="10pt"/>
    </style:style>
    <style:style style:name="T74" style:family="text"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75" style:family="text">
      <style:text-properties fo:color="#000000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76" style:family="text">
      <style:text-properties fo:color="#000000"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7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8" style:family="text">
      <style:text-properties fo:color="#000000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9" style:family="text">
      <style:text-properties fo:color="#000000" style:font-name="Times New Roman" fo:font-size="9pt" style:font-size-asian="9pt" style:font-size-complex="9pt"/>
    </style:style>
    <style:style style:name="T80" style:family="text">
      <style:text-properties fo:color="#000000" style:font-name="Times New Roman" fo:font-size="9pt" fo:language="en" fo:country="US" style:font-name-asian="Times New Roman" style:font-size-asian="9pt" style:font-name-complex="Times New Roman" style:font-size-complex="9pt"/>
    </style:style>
    <style:style style:name="T81" style:family="text">
      <style:text-properties fo:color="#000000" style:font-name="Times New Roman" fo:font-size="9pt" fo:language="en" fo:country="US" officeooo:rsid="00167625" style:font-name-asian="Times New Roman" style:font-size-asian="9pt" style:font-name-complex="Times New Roman" style:font-size-complex="9pt"/>
    </style:style>
    <style:style style:name="T82" style:family="text">
      <style:text-properties fo:color="#000000" style:font-name="Times New Roman" fo:font-size="9pt" fo:language="ru" fo:country="RU" officeooo:rsid="00167625" style:font-name-asian="Times New Roman" style:font-size-asian="9pt" style:font-name-complex="Times New Roman" style:font-size-complex="9pt"/>
    </style:style>
    <style:style style:name="T8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84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85" style:family="text">
      <style:text-properties fo:color="#000000" style:font-name="Arial" fo:font-size="9.5pt" style:font-size-asian="9.5pt"/>
    </style:style>
    <style:style style:name="T86" style:family="text">
      <style:text-properties fo:color="#000000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87" style:family="text">
      <style:text-properties fo:color="#000000" fo:font-size="16pt" style:font-name-asian="Times New Roman" style:font-size-asian="16pt" style:font-name-complex="Times New Roman" style:font-size-complex="16pt"/>
    </style:style>
    <style:style style:name="T88" style:family="text">
      <style:text-properties fo:color="#000000" fo:font-size="12pt" style:font-name-asian="Times New Roman" style:font-size-asian="12pt" style:font-name-complex="Times New Roman" style:font-size-complex="12pt"/>
    </style:style>
    <style:style style:name="T89" style:family="text">
      <style:text-properties fo:color="#000000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0" style:family="text">
      <style:text-properties fo:color="#000000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1" style:family="text">
      <style:text-properties fo:color="#000000" fo:font-size="12pt" fo:language="ru" fo:country="RU" style:font-name-asian="Times New Roman" style:font-size-asian="12pt" style:font-name-complex="Times New Roman" style:font-size-complex="12pt"/>
    </style:style>
    <style:style style:name="T92" style:family="text">
      <style:text-properties fo:color="#000000" fo:font-size="12pt" fo:language="ru" fo:country="RU" officeooo:rsid="001ce48f" style:font-name-asian="Times New Roman" style:font-size-asian="12pt" style:font-name-complex="Times New Roman" style:font-size-complex="12pt"/>
    </style:style>
    <style:style style:name="T93" style:family="text">
      <style:text-properties fo:color="#000000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4" style:family="text">
      <style:text-properties fo:color="#000000" fo:font-size="12pt" fo:language="en" fo:country="US" style:font-name-asian="Times New Roman" style:font-size-asian="12pt" style:font-name-complex="Times New Roman" style:font-size-complex="12pt"/>
    </style:style>
    <style:style style:name="T95" style:family="text">
      <style:text-properties fo:color="#000000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6" style:family="text">
      <style:text-properties fo:color="#000000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97" style:family="text">
      <style:text-properties fo:color="#000000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98" style:family="text">
      <style:text-properties fo:color="#000000" fo:font-size="10pt" style:font-name-asian="Times New Roman" style:font-size-asian="10pt" style:font-name-complex="Times New Roman" style:font-size-complex="10pt"/>
    </style:style>
    <style:style style:name="T99" style:family="text">
      <style:text-properties fo:color="#000000" fo:font-size="10pt" officeooo:rsid="00161cc9" style:font-name-asian="Times New Roman" style:font-size-asian="10pt" style:font-name-complex="Times New Roman" style:font-size-complex="10pt"/>
    </style:style>
    <style:style style:name="T100" style:family="text">
      <style:text-properties fo:color="#000000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01" style:family="text">
      <style:text-properties fo:color="#000000" fo:font-size="10pt" fo:language="ru" fo:country="RU" officeooo:rsid="00161cc9" style:font-name-asian="Times New Roman" style:font-size-asian="10pt" style:font-name-complex="Times New Roman" style:font-size-complex="10pt"/>
    </style:style>
    <style:style style:name="T102" style:family="text">
      <style:text-properties fo:color="#000000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03" style:family="text">
      <style:text-properties fo:color="#000000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4" style:family="text">
      <style:text-properties fo:color="#000000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05" style:family="text">
      <style:text-properties fo:color="#000000" fo:font-size="10pt" fo:language="en" fo:country="US" style:font-name-asian="Times New Roman" style:font-size-asian="10pt" style:font-name-complex="Times New Roman" style:font-size-complex="10pt"/>
    </style:style>
    <style:style style:name="T106" style:family="text">
      <style:text-properties fo:color="#000000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07" style:family="text">
      <style:text-properties fo:color="#000000" fo:font-size="9pt" style:font-size-asian="9pt" style:font-size-complex="9pt"/>
    </style:style>
    <style:style style:name="T108" style:family="text">
      <style:text-properties fo:color="#000000" fo:font-size="9pt" fo:language="en" fo:country="US" style:font-name-asian="Times New Roman" style:font-size-asian="9pt" style:font-name-complex="Times New Roman" style:font-size-complex="9pt"/>
    </style:style>
    <style:style style:name="T109" style:family="text">
      <style:text-properties fo:color="#000000" fo:font-size="9pt" fo:language="en" fo:country="US" officeooo:rsid="00167625" style:font-name-asian="Times New Roman" style:font-size-asian="9pt" style:font-name-complex="Times New Roman" style:font-size-complex="9pt"/>
    </style:style>
    <style:style style:name="T110" style:family="text">
      <style:text-properties fo:color="#000000" fo:font-size="9pt" fo:language="ru" fo:country="RU" officeooo:rsid="00167625" style:font-name-asian="Times New Roman" style:font-size-asian="9pt" style:font-name-complex="Times New Roman" style:font-size-complex="9pt"/>
    </style:style>
    <style:style style:name="T111" style:family="text">
      <style:text-properties fo:color="#000000" fo:font-size="9pt" style:font-name-asian="Times New Roman" style:font-size-asian="9pt" style:font-name-complex="Times New Roman" style:font-size-complex="9pt"/>
    </style:style>
    <style:style style:name="T112" style:family="text">
      <style:text-properties fo:color="#000000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13" style:family="text">
      <style:text-properties fo:color="#000000" style:font-name="Times New Roman"/>
    </style:style>
    <style:style style:name="T114" style:family="text">
      <style:text-properties fo:color="#000000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15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1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7" style:family="text">
      <style:text-properties fo:color="#000000" style:font-name="Times New Roman" fo:font-size="12pt" officeooo:rsid="00161cc9" style:font-name-asian="Times New Roman" style:font-size-asian="12pt" style:font-name-complex="Times New Roman" style:font-size-complex="12pt"/>
    </style:style>
    <style:style style:name="T118" style:family="text">
      <style:text-properties fo:color="#0000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19" style:family="text">
      <style:text-properties fo:color="#000000"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20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121" style:family="text">
      <style:text-properties fo:color="#000000"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122" style:family="text">
      <style:text-properties fo:color="#000000" style:font-name="Times New Roman" fo:font-size="12pt" fo:language="ru" fo:country="RU" officeooo:rsid="00161cc9" style:font-name-asian="Times New Roman" style:font-size-asian="12pt" style:font-name-complex="Times New Roman" style:font-size-complex="12pt"/>
    </style:style>
    <style:style style:name="T123" style:family="text">
      <style:text-properties fo:color="#000000" style:font-name="Times New Roman" fo:font-size="12pt" fo:language="ru" fo:country="RU" officeooo:rsid="00167625" style:font-name-asian="Times New Roman" style:font-size-asian="12pt" style:font-name-complex="Times New Roman" style:font-size-complex="12pt"/>
    </style:style>
    <style:style style:name="T124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25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26" style:family="text">
      <style:text-properties fo:color="#000000" style:font-name="Times New Roman" fo:font-size="12pt" fo:language="en" fo:country="US" officeooo:rsid="00167625" style:font-name-asian="Times New Roman" style:font-size-asian="12pt" style:font-name-complex="Times New Roman" style:font-size-complex="12pt"/>
    </style:style>
    <style:style style:name="T127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28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29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30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31" style:family="text">
      <style:text-properties fo:color="#000000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32" style:family="text"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33" style:family="text">
      <style:text-properties fo:color="#000000" style:font-name="Times New Roman" fo:font-size="12pt" style:font-size-asian="12pt" style:font-size-complex="12pt"/>
    </style:style>
    <style:style style:name="T1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5" style:family="text">
      <style:text-properties fo:color="#000000" style:font-name="Times New Roman" fo:font-size="10pt" officeooo:rsid="00161cc9" style:font-name-asian="Times New Roman" style:font-size-asian="10pt" style:font-name-complex="Times New Roman" style:font-size-complex="10pt"/>
    </style:style>
    <style:style style:name="T136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37" style:family="text">
      <style:text-properties fo:color="#000000" style:font-name="Times New Roman" fo:font-size="10pt" fo:language="ru" fo:country="RU" officeooo:rsid="00161cc9" style:font-name-asian="Times New Roman" style:font-size-asian="10pt" style:font-name-complex="Times New Roman" style:font-size-complex="10pt"/>
    </style:style>
    <style:style style:name="T138" style:family="text"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39" style:family="text">
      <style:text-properties fo:color="#000000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40" style:family="text">
      <style:text-properties fo:color="#000000"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41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42" style:family="text">
      <style:text-properties fo:color="#000000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43" style:family="text">
      <style:text-properties fo:color="#000000" style:font-name="Times New Roman" fo:font-size="9pt" style:font-size-asian="9pt" style:font-size-complex="9pt"/>
    </style:style>
    <style:style style:name="T144" style:family="text">
      <style:text-properties fo:color="#000000" style:font-name="Times New Roman" fo:font-size="9pt" fo:language="en" fo:country="US" style:font-name-asian="Times New Roman" style:font-size-asian="9pt" style:font-name-complex="Times New Roman" style:font-size-complex="9pt"/>
    </style:style>
    <style:style style:name="T145" style:family="text">
      <style:text-properties fo:color="#000000" style:font-name="Times New Roman" fo:font-size="9pt" fo:language="en" fo:country="US" officeooo:rsid="00167625" style:font-name-asian="Times New Roman" style:font-size-asian="9pt" style:font-name-complex="Times New Roman" style:font-size-complex="9pt"/>
    </style:style>
    <style:style style:name="T146" style:family="text">
      <style:text-properties fo:color="#000000" style:font-name="Times New Roman" fo:font-size="9pt" fo:language="ru" fo:country="RU" officeooo:rsid="00167625" style:font-name-asian="Times New Roman" style:font-size-asian="9pt" style:font-name-complex="Times New Roman" style:font-size-complex="9pt"/>
    </style:style>
    <style:style style:name="T14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148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49" style:family="text"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T150" style:family="text">
      <style:text-properties fo:color="#000000" style:font-name="Times New Roman" style:font-name-asian="Times New Roman" style:font-name-complex="Times New Roman"/>
    </style:style>
    <style:style style:name="T151" style:family="text">
      <style:text-properties fo:color="#000000" style:font-name="Times New Roman" officeooo:rsid="00161cc9" style:font-name-asian="Times New Roman" style:font-name-complex="Times New Roman"/>
    </style:style>
    <style:style style:name="T152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53" style:family="text">
      <style:text-properties fo:color="#000000" style:font-name="Times New Roman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54" style:family="text">
      <style:text-properties fo:color="#000000" style:font-name="Times New Roman" fo:language="ru" fo:country="RU" style:font-name-asian="Times New Roman" style:font-name-complex="Times New Roman"/>
    </style:style>
    <style:style style:name="T155" style:family="text">
      <style:text-properties fo:color="#000000" style:font-name="Times New Roman" fo:language="ru" fo:country="RU" officeooo:rsid="001ce48f" style:font-name-asian="Times New Roman" style:font-name-complex="Times New Roman"/>
    </style:style>
    <style:style style:name="T156" style:family="text">
      <style:text-properties fo:color="#000000" style:font-name="Times New Roman" fo:language="ru" fo:country="RU" officeooo:rsid="00161cc9" style:font-name-asian="Times New Roman" style:font-name-complex="Times New Roman"/>
    </style:style>
    <style:style style:name="T157" style:family="text">
      <style:text-properties fo:color="#000000" style:font-name="Times New Roman" fo:language="ru" fo:country="RU" officeooo:rsid="00167625" style:font-name-asian="Times New Roman" style:font-name-complex="Times New Roman"/>
    </style:style>
    <style:style style:name="T158" style:family="text">
      <style:text-properties fo:color="#000000" style:font-name="Times New Roman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59" style:family="text">
      <style:text-properties fo:color="#000000" style:font-name="Times New Roman" fo:language="en" fo:country="US" style:font-name-asian="Times New Roman" style:font-name-complex="Times New Roman"/>
    </style:style>
    <style:style style:name="T160" style:family="text">
      <style:text-properties fo:color="#000000" style:font-name="Times New Roman" fo:language="en" fo:country="US" officeooo:rsid="00167625" style:font-name-asian="Times New Roman" style:font-name-complex="Times New Roman"/>
    </style:style>
    <style:style style:name="T161" style:family="text">
      <style:text-properties fo:color="#000000"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62" style:family="text">
      <style:text-properties fo:color="#000000" style:font-name="Times New Roman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63" style:family="text">
      <style:text-properties fo:color="#000000" style:font-name="Times New Roman" fo:language="en" fo:country="US" fo:font-weight="bold" style:font-name-asian="Times New Roman" style:font-weight-asian="bold" style:font-name-complex="Times New Roman" style:font-weight-complex="bold"/>
    </style:style>
    <style:style style:name="T164" style:family="text">
      <style:text-properties fo:color="#000000" style:font-name="Times New Roman" fo:font-style="italic" style:font-name-asian="Times New Roman" style:font-style-asian="italic" style:font-name-complex="Times New Roman" style:font-style-complex="italic"/>
    </style:style>
    <style:style style:name="T165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66" style:family="text">
      <style:text-properties fo:color="#a31515" style:font-name="Arial" fo:font-size="9.5pt" style:font-size-asian="9.5pt"/>
    </style:style>
    <style:style style:name="T167" style:family="text">
      <style:text-properties fo:color="#0000ff" style:font-name="Arial" fo:font-size="9.5pt" style:font-size-asian="9.5pt"/>
    </style:style>
    <style:style style:name="T168" style:family="text">
      <style:text-properties fo:color="#008080" style:font-name="Arial" fo:font-size="9.5pt" style:font-size-asian="9.5pt"/>
    </style:style>
    <style:style style:name="T169" style:family="text">
      <style:text-properties style:font-name="Arial" fo:font-size="9.5pt" style:font-size-asian="9.5pt"/>
    </style:style>
    <style:style style:name="T170" style:family="text">
      <style:text-properties style:font-name="Arial" fo:font-size="9.5pt" style:font-size-asian="9.5pt"/>
    </style:style>
    <style:style style:name="T171" style:family="text">
      <style:text-properties style:font-name="Arial" fo:font-size="9.5pt" style:font-size-asian="9.5pt"/>
    </style:style>
    <style:style style:name="T172" style:family="text">
      <style:text-properties style:font-name="Arial" fo:font-size="9.5pt" style:font-size-asian="9.5pt"/>
    </style:style>
    <style:style style:name="T173" style:family="text">
      <style:text-properties style:font-name="Arial" fo:font-size="9.5pt" style:font-size-asian="9.5pt"/>
    </style:style>
    <style:style style:name="T174" style:family="text">
      <style:text-properties fo:font-size="10pt" fo:font-style="normal" fo:font-weight="normal" style:font-size-asian="10pt" style:font-style-asian="normal" style:font-weight-asian="normal"/>
    </style:style>
    <style:style style:name="T175" style:family="text">
      <style:text-properties fo:font-size="10pt" fo:font-style="normal" fo:font-weight="normal" style:font-size-asian="10pt" style:font-style-asian="normal" style:font-weight-asian="normal"/>
    </style:style>
    <style:style style:name="T176" style:family="text">
      <style:text-properties fo:font-size="10pt" fo:font-style="normal" fo:font-weight="normal" style:font-size-asian="10pt" style:font-style-asian="normal" style:font-weight-asian="normal"/>
    </style:style>
    <style:style style:name="T177" style:family="text">
      <style:text-properties fo:font-size="10pt" fo:font-style="normal" fo:font-weight="normal" style:font-size-asian="10pt" style:font-style-asian="normal" style:font-weight-asian="normal"/>
    </style:style>
    <style:style style:name="T178" style:family="text">
      <style:text-properties fo:font-size="10pt" fo:font-style="normal" fo:font-weight="normal" style:font-size-asian="10pt" style:font-style-asian="normal" style:font-weight-asian="normal"/>
    </style:style>
    <style:style style:name="T179" style:family="text">
      <style:text-properties fo:font-size="10pt" fo:font-style="normal" fo:font-weight="normal" style:font-size-asian="10pt" style:font-style-asian="normal" style:font-weight-asian="normal"/>
    </style:style>
    <style:style style:name="T180" style:family="text">
      <style:text-properties fo:font-size="10pt" fo:font-style="normal" fo:font-weight="normal" style:font-size-asian="10pt" style:font-style-asian="normal" style:font-weight-asian="normal"/>
    </style:style>
    <style:style style:name="T181" style:family="text">
      <style:text-properties fo:font-size="10pt" fo:font-style="normal" fo:font-weight="normal" style:font-size-asian="10pt" style:font-style-asian="normal" style:font-weight-asian="normal"/>
    </style:style>
    <style:style style:name="T182" style:family="text">
      <style:text-properties fo:font-size="10pt" fo:font-style="normal" fo:font-weight="normal" style:font-size-asian="10pt" style:font-style-asian="normal" style:font-weight-asian="normal"/>
    </style:style>
    <style:style style:name="T183" style:family="text">
      <style:text-properties fo:font-size="9.5pt" style:font-size-asian="9.5pt"/>
    </style:style>
    <style:style style:name="T184" style:family="text">
      <style:text-properties fo:font-size="9.5pt" style:font-size-asian="9.5pt"/>
    </style:style>
    <style:style style:name="T185" style:family="text">
      <style:text-properties fo:font-size="9.5pt" style:font-size-asian="9.5pt"/>
    </style:style>
    <style:style style:name="T186" style:family="text">
      <style:text-properties fo:font-size="9.5pt" style:font-size-asian="9.5pt"/>
    </style:style>
    <style:style style:name="T187" style:family="text">
      <style:text-properties fo:font-size="9.5pt" style:font-size-asian="9.5pt"/>
    </style:style>
    <style:style style:name="T188" style:family="text">
      <style:text-properties fo:font-size="9pt" fo:language="en" fo:country="US" officeooo:rsid="00167625" style:font-name-asian="Times New Roman" style:font-size-asian="9pt" style:font-name-complex="Times New Roman" style:font-size-complex="9pt"/>
    </style:style>
    <style:style style:name="T189" style:family="text">
      <style:text-properties fo:font-style="normal" fo:font-weight="normal" style:font-style-asian="normal" style:font-weight-asian="normal"/>
    </style:style>
    <style:style style:name="T190" style:family="text">
      <style:text-properties fo:font-style="normal" fo:font-weight="normal" style:font-style-asian="normal" style:font-weight-asian="normal"/>
    </style:style>
    <style:style style:name="T191" style:family="text">
      <style:text-properties fo:font-style="normal" fo:font-weight="normal" style:font-style-asian="normal" style:font-weight-asian="normal"/>
    </style:style>
    <style:style style:name="T192" style:family="text">
      <style:text-properties fo:font-style="normal" fo:font-weight="normal" style:font-style-asian="normal" style:font-weight-asian="normal"/>
    </style:style>
    <style:style style:name="T193" style:family="text">
      <style:text-properties fo:font-style="normal" fo:font-weight="normal" style:font-style-asian="normal" style:font-weight-asian="normal"/>
    </style:style>
    <style:style style:name="T194" style:family="text">
      <style:text-properties fo:font-style="normal" fo:font-weight="normal" style:font-style-asian="normal" style:font-weight-asian="normal"/>
    </style:style>
    <style:style style:name="T195" style:family="text">
      <style:text-properties fo:font-style="normal" fo:font-weight="normal" style:font-style-asian="normal" style:font-weight-asian="normal"/>
    </style:style>
    <style:style style:name="T196" style:family="text">
      <style:text-properties fo:font-style="normal" fo:font-weight="normal" style:font-style-asian="normal" style:font-weight-asian="normal"/>
    </style:style>
    <style:style style:name="T197" style:family="text">
      <style:text-properties fo:font-style="normal" fo:font-weight="normal" style:font-style-asian="normal" style:font-weight-asian="normal"/>
    </style:style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Заголовок_20_1_20_Знак"><text:span text:style-name="T69">Отчёт по лабораторных работах №26.</text:span></text:span></text:p>
      <text:p text:style-name="P1"><text:span text:style-name="Заголовок_20_1_20_Знак"><text:span text:style-name="T60">по курсу «Языки и методы программирования».</text:span></text:span></text:p>
      <text:p text:style-name="P22"><text:span text:style-name="Основной_20_шрифт_20_абзаца"><text:span text:style-name="T60">Выполнил студент группы </text:span></text:span><text:span text:style-name="Основной_20_шрифт_20_абзаца"><text:span text:style-name="T61">М8О-114Б-23</text:span></text:span><text:span text:style-name="Основной_20_шрифт_20_абзаца"><text:span text:style-name="T60">:</text:span></text:span><text:span text:style-name="Основной_20_шрифт_20_абзаца"><text:span text:style-name="T63"> </text:span></text:span><text:span text:style-name="Основной_20_шрифт_20_абзаца"><text:span text:style-name="T64">Г</text:span></text:span><text:span text:style-name="Основной_20_шрифт_20_абзаца"><text:span text:style-name="T65">усев Савелий Вячеславович</text:span></text:span><text:span text:style-name="Основной_20_шрифт_20_абзаца"><text:span text:style-name="T63"> <text:s/></text:span></text:span></text:p>
      <text:p text:style-name="P22"><text:span text:style-name="Основной_20_шрифт_20_абзаца"><text:span text:style-name="T60">№ по списку </text:span></text:span><text:span text:style-name="Основной_20_шрифт_20_абзаца"><text:span text:style-name="T62">4</text:span></text:span><text:span text:style-name="Основной_20_шрифт_20_абзаца"><text:span text:style-name="T60">.</text:span></text:span></text:p>
      <text:p text:style-name="P21"><text:span text:style-name="Основной_20_шрифт_20_абзаца"><text:span text:style-name="T60"><text:s text:c="13"/>Контакты:</text:span></text:span><text:span text:style-name="Основной_20_шрифт_20_абзаца"><text:span text:style-name="T66"> </text:span></text:span><text:span text:style-name="Основной_20_шрифт_20_абзаца"><text:span text:style-name="T65">s</text:span></text:span><text:span text:style-name="Основной_20_шрифт_20_абзаца"><text:span text:style-name="T67">aveliy.gusev.05@list.ru</text:span></text:span><text:span text:style-name="Основной_20_шрифт_20_абзаца"><text:span text:style-name="T68"> </text:span></text:span><text:span text:style-name="Основной_20_шрифт_20_абзаца"><text:span text:style-name="T66"><text:s text:c="7"/></text:span></text:span></text:p>
      <text:p text:style-name="P21"><text:span text:style-name="Основной_20_шрифт_20_абзаца"><text:span text:style-name="T60"><text:s text:c="14"/>Работа выполнена: «15» апреля 2023 г.</text:span></text:span></text:p>
      <text:p text:style-name="P21"><text:span text:style-name="Основной_20_шрифт_20_абзаца"><text:span text:style-name="T60"><text:s text:c="14"/>Преподаватель: </text:span></text:span><text:span text:style-name="Основной_20_шрифт_20_абзаца"><text:span text:style-name="T61">Аносова Наталья Павловна</text:span></text:span></text:p>
      <text:p text:style-name="P21"><text:span text:style-name="Основной_20_шрифт_20_абзаца"><text:span text:style-name="T60"><text:s text:c="14"/>Входной контроль знаний с оценкой: </text:span></text:span><text:span text:style-name="Основной_20_шрифт_20_абзаца"><text:span text:style-name="T69">_____</text:span></text:span></text:p>
      <text:p text:style-name="P21"><text:span text:style-name="Основной_20_шрифт_20_абзаца"><text:span text:style-name="T60"><text:s text:c="14"/>Отчет сдан «20» мая 2024 г.</text:span></text:span></text:p>
      <text:p text:style-name="P21"><text:span text:style-name="Основной_20_шрифт_20_абзаца"><text:span text:style-name="T60"><text:s text:c="14"/>Итоговая оценка: _____</text:span></text:span></text:p>
      <text:p text:style-name="P23"><text:span text:style-name="Основной_20_шрифт_20_абзаца"><text:span text:style-name="T60"><text:s text:c="52"/>Подпись преподавателя: __________</text:span></text:span></text:p>
      <text:p text:style-name="Обычный"><text:span text:style-name="Основной_20_шрифт_20_абзаца"><text:span text:style-name="T60">1.</text:span></text:span><text:span text:style-name="Основной_20_шрифт_20_абзаца"><text:span text:style-name="T69"> Тема: </text:span></text:span><text:span text:style-name="Основной_20_шрифт_20_абзаца"><text:span text:style-name="T60">абстрактные типы данных, рекурсия, модульное программирование на ЯП Си. Автоматизация сборки программ модульной структуры с использованием утилиты make.</text:span></text:span></text:p>
      <text:p text:style-name="P2"><text:span text:style-name="Основной_20_шрифт_20_абзаца"><text:span text:style-name="T60">2. </text:span></text:span><text:span text:style-name="Основной_20_шрифт_20_абзаца"><text:span text:style-name="T69">Цель работы:</text:span></text:span><text:span text:style-name="Основной_20_шрифт_20_абзаца"><text:span text:style-name="T60"> применение различных сортировок к различным типам данных и обучение по работе с утилитой make.</text:span></text:span></text:p>
      <text:p text:style-name="P2"><text:span text:style-name="Основной_20_шрифт_20_абзаца"><text:span text:style-name="T60">3. </text:span></text:span><text:span text:style-name="Основной_20_шрифт_20_абзаца"><text:span text:style-name="T69">Задание: </text:span></text:span><text:span text:style-name="Основной_20_шрифт_20_абзаца"><text:span text:style-name="T60">АТД - </text:span></text:span><text:span text:style-name="Основной_20_шрифт_20_абзаца"><text:span text:style-name="T122">очередь</text:span></text:span><text:span text:style-name="Основной_20_шрифт_20_абзаца"><text:span text:style-name="T60">, процедура – </text:span></text:span><text:span text:style-name="Основной_20_шрифт_20_абзаца"><text:span text:style-name="T117">поиск в очереди первого от начала элемента, который меньше своего непосредственного предшественника. Если такой элемент найден смещайте его к началу до тех пор, пока он не манет первым или больше своего предшественника</text:span></text:span><text:span text:style-name="Основной_20_шрифт_20_абзаца"><text:span text:style-name="T60">, метод — </text:span></text:span><text:span text:style-name="Основной_20_шрифт_20_абзаца"><text:span text:style-name="T117">вариант метода вставки</text:span></text:span><text:span text:style-name="Основной_20_шрифт_20_абзаца"><text:span text:style-name="T60">.</text:span></text:span></text:p>
      <text:p text:style-name="P2"><text:span text:style-name="Основной_20_шрифт_20_абзаца"><text:span text:style-name="T60">4. </text:span></text:span><text:span text:style-name="Основной_20_шрифт_20_абзаца"><text:span text:style-name="T69">Оборудование</text:span></text:span><text:span text:style-name="Основной_20_шрифт_20_абзаца"><text:span text:style-name="T60">: </text:span></text:span><text:span text:style-name="Основной_20_шрифт_20_абзаца"><text:span text:style-name="T131">Оборудование ПЭВМ студента, если использовалось:</text:span></text:span></text:p>
      <text:p text:style-name="P5"><text:span text:style-name="Основной_20_шрифт_20_абзаца"><text:span text:style-name="T60">Процессор </text:span></text:span><text:span text:style-name="Основной_20_шрифт_20_абзаца"><text:span text:style-name="T127">AMD</text:span></text:span><text:span text:style-name="Основной_20_шрифт_20_абзаца"><text:span text:style-name="T61"> </text:span></text:span><text:span text:style-name="Основной_20_шрифт_20_абзаца"><text:span text:style-name="T127">Ryzen</text:span></text:span><text:span text:style-name="Основной_20_шрифт_20_абзаца"><text:span text:style-name="T61"> 5 5600</text:span></text:span><text:span text:style-name="Основной_20_шрифт_20_абзаца"><text:span text:style-name="T127">H</text:span></text:span><text:span text:style-name="Основной_20_шрифт_20_абзаца"><text:span text:style-name="T60">, ОП </text:span></text:span><text:span text:style-name="Основной_20_шрифт_20_абзаца"><text:span text:style-name="T61">16</text:span></text:span><text:span text:style-name="Основной_20_шрифт_20_абзаца"><text:span text:style-name="T60"> ГБ, </text:span></text:span><text:span text:style-name="Основной_20_шрифт_20_абзаца"><text:span text:style-name="T66">SSD</text:span></text:span><text:span text:style-name="Основной_20_шрифт_20_абзаца"><text:span text:style-name="T60"> </text:span></text:span><text:span text:style-name="Основной_20_шрифт_20_абзаца"><text:span text:style-name="T61">250</text:span></text:span><text:span text:style-name="Основной_20_шрифт_20_абзаца"><text:span text:style-name="T60"> ГБ, мониторы </text:span></text:span><text:span text:style-name="Основной_20_шрифт_20_абзаца"><text:span text:style-name="T61">15'' Full Hd </text:span></text:span><text:span text:style-name="Основной_20_шрифт_20_абзаца"><text:span text:style-name="T127">Display</text:span></text:span><text:span text:style-name="Основной_20_шрифт_20_абзаца"><text:span text:style-name="T60"> и </text:span></text:span><text:span text:style-name="Основной_20_шрифт_20_абзаца"><text:span text:style-name="T61">27" </text:span></text:span><text:span text:style-name="Основной_20_шрифт_20_абзаца"><text:span text:style-name="T127">BenQ</text:span></text:span><text:span text:style-name="Основной_20_шрифт_20_абзаца"><text:span text:style-name="T61"> </text:span></text:span><text:span text:style-name="Основной_20_шрифт_20_абзаца"><text:span text:style-name="T127">BL</text:span></text:span><text:span text:style-name="Основной_20_шрифт_20_абзаца"><text:span text:style-name="T61">2780</text:span></text:span><text:span text:style-name="Основной_20_шрифт_20_абзаца"><text:span text:style-name="T127">T</text:span></text:span><text:span text:style-name="Основной_20_шрифт_20_абзаца"><text:span text:style-name="T60">. Другие устройства: принтер </text:span></text:span><text:span text:style-name="Основной_20_шрифт_20_абзаца"><text:span text:style-name="T61">Canon MG4520S</text:span></text:span><text:span text:style-name="Основной_20_шрифт_20_абзаца"><text:span text:style-name="T60">, мышь </text:span></text:span><text:span text:style-name="Основной_20_шрифт_20_абзаца"><text:span text:style-name="T61">Logitech g403</text:span></text:span><text:span text:style-name="Основной_20_шрифт_20_абзаца"><text:span text:style-name="T60">, наушники </text:span></text:span><text:span text:style-name="Основной_20_шрифт_20_абзаца"><text:span text:style-name="T61">HyperX Cloud Alpha</text:span></text:span><text:span text:style-name="Основной_20_шрифт_20_абзаца"><text:span text:style-name="T60">.</text:span></text:span></text:p>
      <text:p text:style-name="P5"><text:span text:style-name="Основной_20_шрифт_20_абзаца"><text:span text:style-name="T60">5. </text:span></text:span><text:span text:style-name="Основной_20_шрифт_20_абзаца"><text:span text:style-name="T69">Программное обеспечение: </text:span></text:span><text:span text:style-name="Основной_20_шрифт_20_абзаца"><text:span text:style-name="T131">Программное обеспечение ПЭВМ студента, если использовалось</text:span></text:span><text:span text:style-name="Основной_20_шрифт_20_абзаца"><text:span text:style-name="T132">:</text:span></text:span></text:p>
      <text:p text:style-name="P6"><text:span text:style-name="Основной_20_шрифт_20_абзаца"><text:span text:style-name="T60">Операционная система семейства</text:span></text:span><text:span text:style-name="Основной_20_шрифт_20_абзаца"><text:span text:style-name="T69"> </text:span></text:span><text:span text:style-name="Основной_20_шрифт_20_абзаца"><text:span text:style-name="T127">Ubuntu</text:span></text:span><text:span text:style-name="Основной_20_шрифт_20_абзаца"><text:span text:style-name="T60">, наименование версия </text:span></text:span><text:span text:style-name="Основной_20_шрифт_20_абзаца"><text:span text:style-name="T61">VirtualBox Ubuntu 20.04.3 LTS</text:span></text:span><text:span text:style-name="Основной_20_шрифт_20_абзаца"><text:span text:style-name="T60">,</text:span></text:span></text:p>
      <text:p text:style-name="P7"><text:span text:style-name="Основной_20_шрифт_20_абзаца"><text:span text:style-name="T60">интерпретатор команд <text:s/></text:span></text:span><text:span text:style-name="Основной_20_шрифт_20_абзаца"><text:span text:style-name="T127">bash</text:span></text:span><text:span text:style-name="Основной_20_шрифт_20_абзаца"><text:span text:style-name="T60"> версия </text:span></text:span><text:span text:style-name="Основной_20_шрифт_20_абзаца"><text:span text:style-name="T61">5.0.17</text:span></text:span><text:span text:style-name="Основной_20_шрифт_20_абзаца"><text:span text:style-name="T60">. Система программирования </text:span></text:span><text:span text:style-name="Основной_20_шрифт_20_абзаца"><text:span text:style-name="T61">C</text:span></text:span><text:span text:style-name="Основной_20_шрифт_20_абзаца"><text:span text:style-name="T60">.</text:span></text:span><text:span text:style-name="Основной_20_шрифт_20_абзаца"><text:span text:style-name="T61"> </text:span></text:span><text:span text:style-name="Основной_20_шрифт_20_абзаца"><text:span text:style-name="T60">Редактор текстов </text:span></text:span><text:span text:style-name="Основной_20_шрифт_20_абзаца"><text:span text:style-name="T61">VI</text:span></text:span><text:span text:style-name="Основной_20_шрифт_20_абзаца"><text:span text:style-name="T60"> версия </text:span></text:span><text:span text:style-name="Основной_20_шрифт_20_абзаца"><text:span text:style-name="T61">8.1</text:span></text:span></text:p>
      <text:p text:style-name="P2"><text:span text:style-name="Основной_20_шрифт_20_абзаца"><text:span text:style-name="T60">6</text:span></text:span><text:span text:style-name="Основной_20_шрифт_20_абзаца"><text:span text:style-name="T69">. Идея, метод, алгоритм</text:span></text:span><text:span text:style-name="Основной_20_шрифт_20_абзаца"><text:span text:style-name="T60"> </text:span></text:span><text:span text:style-name="Основной_20_шрифт_20_абзаца"><text:span text:style-name="T131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/text:p>
      <text:p text:style-name="P25"/>
      <text:list xml:id="list3237868709" text:style-name="L1">
        <text:list-item>
          <text:p text:style-name="P16"><text:span text:style-name="Основной_20_шрифт_20_абзаца"><text:span text:style-name="T133">Продумать основную модульную структуру будущей программы.</text:span></text:span></text:p>
        </text:list-item>
        <text:list-item>
          <text:p text:style-name="P16"><text:span text:style-name="Основной_20_шрифт_20_абзаца"><text:span text:style-name="T133">Написать код.</text:span></text:span></text:p>
        </text:list-item>
        <text:list-item>
          <text:p text:style-name="P16"><text:span text:style-name="Основной_20_шрифт_20_абзаца"><text:span text:style-name="T133">Написать make файл.</text:span></text:span></text:p>
        </text:list-item>
        <text:list-item>
          <text:p text:style-name="P16"><text:span text:style-name="Основной_20_шрифт_20_абзаца"><text:span text:style-name="T66">Протестировать.</text:span></text:span></text:p>
        </text:list-item>
      </text:list>
      <text:p text:style-name="P17"><text:span text:style-name="Основной_20_шрифт_20_абзаца"><text:span text:style-name="T123">Примечание код состоит из 2-ух файлов:</text:span></text:span></text:p>
      <text:list xml:id="list3840144252" text:style-name="L2">
        <text:list-item>
          <text:p text:style-name="P18"><text:span text:style-name="Основной_20_шрифт_20_абзаца"><text:span text:style-name="T126">queue.h</text:span></text:span></text:p>
        </text:list-item>
        <text:list-item>
          <text:p text:style-name="P18"><text:soft-page-break/><text:span text:style-name="Основной_20_шрифт_20_абзаца"><text:span text:style-name="T126">main.cpp</text:span></text:span></text:p>
        </text:list-item>
      </text:list>
      <text:p text:style-name="P2"><text:span text:style-name="Основной_20_шрифт_20_абзаца"><text:span text:style-name="T60">7.</text:span></text:span><text:span text:style-name="Основной_20_шрифт_20_абзаца"><text:span text:style-name="T69"> Сценарий выполнения работы </text:span></text:span><text:span text:style-name="Основной_20_шрифт_20_абзаца"><text:span text:style-name="T131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60">. <text:s text:c="3"/></text:span></text:span></text:p>
      <text:p text:style-name="P27">queue.h:</text:p>
      <text:p text:style-name="P27"/>
      <text:p text:style-name="P40"><text:span text:style-name="T189">#include </text:span><text:span text:style-name="T189">&lt;iostream&gt;</text:span><text:line-break/><text:span text:style-name="T189">using namespace </text:span><text:span text:style-name="T189">std</text:span><text:span text:style-name="T189">;</text:span><text:line-break/><text:line-break/><text:span text:style-name="T189">#ifndef </text:span><text:span text:style-name="T189">QUEUE_H</text:span><text:line-break/><text:span text:style-name="T189">#define </text:span><text:span text:style-name="T189">QUEUE_H</text:span><text:line-break/><text:line-break/><text:span text:style-name="T189">struct </text:span><text:span text:style-name="T189">queue </text:span><text:span text:style-name="T189">{</text:span><text:line-break/><text:span text:style-name="T189"> <text:s text:c="3"/></text:span><text:span text:style-name="T189">int </text:span><text:span text:style-name="T189">len</text:span><text:span text:style-name="T189">;</text:span><text:line-break/><text:span text:style-name="T189"> <text:s text:c="3"/>int</text:span><text:span text:style-name="T189">* </text:span><text:span text:style-name="T189">data</text:span><text:span text:style-name="T189">;</text:span><text:line-break/><text:span text:style-name="T189"> <text:s text:c="3"/>int </text:span><text:span text:style-name="T189">start</text:span><text:span text:style-name="T189">;</text:span><text:line-break/><text:span text:style-name="T189"> <text:s text:c="3"/>int </text:span><text:span text:style-name="T189">end</text:span><text:span text:style-name="T189">;</text:span><text:line-break/><text:span text:style-name="T189"> <text:s text:c="3"/>int </text:span><text:span text:style-name="T189">depth</text:span><text:span text:style-name="T189">;</text:span><text:line-break/><text:span text:style-name="T189">}</text:span><text:span text:style-name="T189">;</text:span><text:line-break/><text:line-break/><text:span text:style-name="T189">queue </text:span><text:span text:style-name="T189">new_queue</text:span><text:span text:style-name="T189">(</text:span><text:span text:style-name="T189">int </text:span><text:span text:style-name="T189">l) {</text:span><text:line-break/><text:span text:style-name="T189"> <text:s text:c="3"/></text:span><text:span text:style-name="T189">queue </text:span><text:span text:style-name="T189">q</text:span><text:span text:style-name="T189">; <text:s/></text:span><text:span text:style-name="T189">//queue q1 = new_queue(7);</text:span><text:line-break/><text:span text:style-name="T189"> <text:s text:c="3"/></text:span><text:span text:style-name="T189">if </text:span><text:span text:style-name="T189">(l &lt; </text:span><text:span text:style-name="T189">0</text:span><text:span text:style-name="T189">) {</text:span><text:line-break/><text:span text:style-name="T189"> <text:s text:c="7"/></text:span><text:span text:style-name="T189">throw </text:span><text:span text:style-name="T189">-</text:span><text:span text:style-name="T189">1</text:span><text:span text:style-name="T189">;</text:span><text:line-break/><text:span text:style-name="T189"> <text:s text:c="3"/></text:span><text:span text:style-name="T189">}</text:span><text:line-break/><text:span text:style-name="T189"> <text:s text:c="3"/>q.</text:span><text:span text:style-name="T189">len </text:span><text:span text:style-name="T189">= l</text:span><text:span text:style-name="T189">;</text:span><text:line-break/><text:span text:style-name="T189"> <text:s text:c="3"/></text:span><text:span text:style-name="T189">q.</text:span><text:span text:style-name="T189">start </text:span><text:span text:style-name="T189">= </text:span><text:span text:style-name="T189">0</text:span><text:span text:style-name="T189">;</text:span><text:line-break/><text:span text:style-name="T189"> <text:s text:c="3"/></text:span><text:span text:style-name="T189">q.</text:span><text:span text:style-name="T189">end </text:span><text:span text:style-name="T189">= -</text:span><text:span text:style-name="T189">1</text:span><text:span text:style-name="T189">;</text:span><text:line-break/><text:span text:style-name="T189"> <text:s text:c="3"/></text:span><text:span text:style-name="T189">q.</text:span><text:span text:style-name="T189">depth </text:span><text:span text:style-name="T189">= </text:span><text:span text:style-name="T189">0</text:span><text:span text:style-name="T189">;</text:span><text:line-break/><text:span text:style-name="T189"> <text:s text:c="3"/></text:span><text:span text:style-name="T189">q.</text:span><text:span text:style-name="T189">data </text:span><text:span text:style-name="T189">= l &gt; </text:span><text:span text:style-name="T189">0 </text:span><text:span text:style-name="T189">? </text:span><text:span text:style-name="T189">new int</text:span><text:span text:style-name="T189">[l]: NULL</text:span><text:span text:style-name="T189">;</text:span><text:line-break/><text:span text:style-name="T189"> <text:s text:c="3"/>return </text:span><text:span text:style-name="T189">q</text:span><text:span text:style-name="T189">;</text:span><text:line-break/><text:span text:style-name="T189">}</text:span><text:line-break/><text:line-break/><text:span text:style-name="T189">void </text:span><text:span text:style-name="T189">del_q</text:span><text:span text:style-name="T189">(</text:span><text:span text:style-name="T189">queue</text:span><text:span text:style-name="T189">&amp; q) {</text:span><text:line-break/><text:span text:style-name="T189"> <text:s text:c="3"/></text:span><text:span text:style-name="T189">if </text:span><text:span text:style-name="T189">(q.</text:span><text:span text:style-name="T189">data </text:span><text:span text:style-name="T189">!= NULL) {</text:span><text:span text:style-name="T189">delete</text:span><text:span text:style-name="T189">[] q.</text:span><text:span text:style-name="T189">data</text:span><text:span text:style-name="T189">;</text:span><text:span text:style-name="T189">}</text:span><text:line-break/><text:span text:style-name="T189"> <text:s text:c="3"/>q = new_queue(</text:span><text:span text:style-name="T189">0</text:span><text:span text:style-name="T189">)</text:span><text:span text:style-name="T189">;</text:span><text:line-break/><text:span text:style-name="T189">}</text:span><text:line-break/><text:line-break/><text:span text:style-name="T189">void </text:span><text:span text:style-name="T189">resize_queue</text:span><text:span text:style-name="T189">(</text:span><text:span text:style-name="T189">queue</text:span><text:span text:style-name="T189">&amp; q</text:span><text:span text:style-name="T189">, int </text:span><text:span text:style-name="T189">l = </text:span><text:span text:style-name="T189">10</text:span><text:span text:style-name="T189">) {</text:span><text:line-break/><text:span text:style-name="T189"> <text:s text:c="3"/></text:span><text:span text:style-name="T189">int</text:span><text:span text:style-name="T189">* pt = </text:span><text:span text:style-name="T189">new int</text:span><text:span text:style-name="T189">[q.</text:span><text:span text:style-name="T189">len </text:span><text:span text:style-name="T189">+ l]</text:span><text:span text:style-name="T189">;</text:span><text:line-break/><text:span text:style-name="T189"> <text:s text:c="3"/>for </text:span><text:span text:style-name="T189">(</text:span><text:span text:style-name="T189">int </text:span><text:span text:style-name="T189">i = </text:span><text:span text:style-name="T189">0</text:span><text:span text:style-name="T189">; </text:span><text:span text:style-name="T189">i &lt; q.</text:span><text:span text:style-name="T189">depth</text:span><text:span text:style-name="T189">; </text:span><text:span text:style-name="T189">++i) {</text:span><text:line-break/><text:span text:style-name="T189"> <text:s text:c="7"/>pt[i] = q.</text:span><text:span text:style-name="T189">data</text:span><text:span text:style-name="T189">[(q.</text:span><text:span text:style-name="T189">start </text:span><text:span text:style-name="T189">+ i) % q.</text:span><text:span text:style-name="T189">len</text:span><text:span text:style-name="T189">]</text:span><text:span text:style-name="T189">;</text:span><text:line-break/><text:span text:style-name="T189"> <text:s text:c="3"/></text:span><text:span text:style-name="T189">}</text:span><text:line-break/><text:span text:style-name="T189"> <text:s text:c="3"/>q.</text:span><text:span text:style-name="T189">len </text:span><text:span text:style-name="T189">+= l</text:span><text:span text:style-name="T189">;</text:span><text:line-break/><text:span text:style-name="T189"> <text:s text:c="3"/></text:span><text:span text:style-name="T189">q.</text:span><text:span text:style-name="T189">start </text:span><text:span text:style-name="T189">= </text:span><text:span text:style-name="T189">0</text:span><text:span text:style-name="T189">;</text:span><text:line-break/><text:span text:style-name="T189"> <text:s text:c="3"/></text:span><text:span text:style-name="T189">q.</text:span><text:span text:style-name="T189">end </text:span><text:span text:style-name="T189">= q.</text:span><text:span text:style-name="T189">depth </text:span><text:span text:style-name="T189">- </text:span><text:span text:style-name="T189">1</text:span><text:span text:style-name="T189">;</text:span><text:line-break/><text:span text:style-name="T189"> <text:s text:c="3"/>delete</text:span><text:span text:style-name="T189">[] q.</text:span><text:span text:style-name="T189">data</text:span><text:span text:style-name="T189">;</text:span><text:line-break/><text:span text:style-name="T189"> <text:s text:c="3"/></text:span><text:span text:style-name="T189">q.</text:span><text:span text:style-name="T189">data </text:span><text:span text:style-name="T189">= pt</text:span><text:span text:style-name="T189">;</text:span><text:line-break/><text:span text:style-name="T189">}</text:span><text:line-break/><text:line-break/><text:span text:style-name="T189">void </text:span><text:span text:style-name="T189">push_queue</text:span><text:span text:style-name="T189">(</text:span><text:span text:style-name="T189">queue</text:span><text:span text:style-name="T189">&amp; q</text:span><text:span text:style-name="T189">, int </text:span><text:span text:style-name="T189">e) {</text:span><text:line-break/><text:span text:style-name="T189"> <text:s text:c="3"/></text:span><text:span text:style-name="T189">if </text:span><text:span text:style-name="T189">(q.</text:span><text:span text:style-name="T189">len </text:span><text:span text:style-name="T189">== q.</text:span><text:span text:style-name="T189">depth</text:span><text:span text:style-name="T189">) {resize_queue(q)</text:span><text:span text:style-name="T189">;</text:span><text:span text:style-name="T189">}</text:span><text:line-break/><text:span text:style-name="T189"> <text:s text:c="3"/>q.</text:span><text:span text:style-name="T189">depth</text:span><text:span text:style-name="T189">++</text:span><text:span text:style-name="T189">;</text:span><text:line-break/><text:span text:style-name="T189"> <text:s text:c="3"/></text:span><text:span text:style-name="T189">q.</text:span><text:span text:style-name="T189">end</text:span><text:span text:style-name="T189">++</text:span><text:span text:style-name="T189">;</text:span><text:line-break/><text:span text:style-name="T189"> <text:s text:c="3"/>if </text:span><text:span text:style-name="T189">(q.</text:span><text:span text:style-name="T189">end </text:span><text:span text:style-name="T189">== q.</text:span><text:span text:style-name="T189">len</text:span><text:span text:style-name="T189">) {q.</text:span><text:span text:style-name="T189">end </text:span><text:span text:style-name="T189">= </text:span><text:span text:style-name="T189">0</text:span><text:span text:style-name="T189">;</text:span><text:span text:style-name="T189">}</text:span><text:line-break/><text:span text:style-name="T189"> <text:s text:c="3"/>q.</text:span><text:span text:style-name="T189">data</text:span><text:span text:style-name="T189">[q.</text:span><text:span text:style-name="T189">end</text:span><text:span text:style-name="T189">] = e</text:span><text:span text:style-name="T189">;</text:span><text:line-break/><text:span text:style-name="T189">}</text:span><text:line-break/><text:line-break/><text:line-break/><text:span text:style-name="T189">bool </text:span><text:span text:style-name="T189">is_empty_queue</text:span><text:span text:style-name="T189">(</text:span><text:span text:style-name="T189">const </text:span><text:span text:style-name="T189">queue</text:span><text:span text:style-name="T189">&amp; q) {</text:span><text:line-break/><text:span text:style-name="T189"> <text:s text:c="3"/></text:span><text:span text:style-name="T189">if </text:span><text:span text:style-name="T189">((q.</text:span><text:span text:style-name="T189">data </text:span><text:span text:style-name="T189">== NULL) || (q.</text:span><text:span text:style-name="T189">len </text:span><text:span text:style-name="T189">== </text:span><text:span text:style-name="T189">0</text:span><text:span text:style-name="T189">)) {</text:span><text:span text:style-name="T189">return true;</text:span><text:span text:style-name="T189">}</text:span><text:line-break/><text:soft-page-break/><text:span text:style-name="T189"> <text:s text:c="3"/></text:span><text:span text:style-name="T189">return false; </text:span><text:line-break/><text:span text:style-name="T189">}</text:span><text:line-break/><text:line-break/><text:span text:style-name="T189">int </text:span><text:span text:style-name="T189">pull_queue</text:span><text:span text:style-name="T189">(</text:span><text:span text:style-name="T189">queue</text:span><text:span text:style-name="T189">&amp; q) {</text:span><text:line-break/><text:span text:style-name="T189"> <text:s text:c="3"/></text:span><text:span text:style-name="T189">if </text:span><text:span text:style-name="T189">(is_empty_queue(q)) {</text:span><text:span text:style-name="T189">throw </text:span><text:span text:style-name="T189">-</text:span><text:span text:style-name="T189">1</text:span><text:span text:style-name="T189">;</text:span><text:span text:style-name="T189">}</text:span><text:line-break/><text:span text:style-name="T189"> <text:s text:c="3"/></text:span><text:span text:style-name="T189">int </text:span><text:span text:style-name="T189">e = q.</text:span><text:span text:style-name="T189">data</text:span><text:span text:style-name="T189">[q.</text:span><text:span text:style-name="T189">start</text:span><text:span text:style-name="T189">]</text:span><text:span text:style-name="T189">;</text:span><text:line-break/><text:span text:style-name="T189"> <text:s text:c="3"/></text:span><text:span text:style-name="T189">q.</text:span><text:span text:style-name="T189">depth</text:span><text:span text:style-name="T189">--</text:span><text:span text:style-name="T189">;</text:span><text:line-break/><text:span text:style-name="T189"> <text:s text:c="3"/></text:span><text:span text:style-name="T189">q.</text:span><text:span text:style-name="T189">start</text:span><text:span text:style-name="T189">++</text:span><text:span text:style-name="T189">;</text:span><text:line-break/><text:span text:style-name="T189"> <text:s text:c="3"/>if </text:span><text:span text:style-name="T189">(q.</text:span><text:span text:style-name="T189">start </text:span><text:span text:style-name="T189">== q.</text:span><text:span text:style-name="T189">len</text:span><text:span text:style-name="T189">) {q.</text:span><text:span text:style-name="T189">start </text:span><text:span text:style-name="T189">= </text:span><text:span text:style-name="T189">0</text:span><text:span text:style-name="T189">;</text:span><text:span text:style-name="T189">}</text:span><text:span text:style-name="T189">;</text:span><text:line-break/><text:span text:style-name="T189"> <text:s text:c="3"/>return </text:span><text:span text:style-name="T189">e</text:span><text:span text:style-name="T189">;</text:span><text:line-break/><text:span text:style-name="T189">}</text:span><text:line-break/><text:line-break/><text:span text:style-name="T189">int </text:span><text:span text:style-name="T189">top_queue</text:span><text:span text:style-name="T189">(</text:span><text:span text:style-name="T189">const </text:span><text:span text:style-name="T189">queue</text:span><text:span text:style-name="T189">&amp; q) {</text:span><text:line-break/><text:span text:style-name="T189"> <text:s text:c="3"/></text:span><text:span text:style-name="T189">if </text:span><text:span text:style-name="T189">(is_empty_queue(q)) {</text:span><text:span text:style-name="T189">throw </text:span><text:span text:style-name="T189">-</text:span><text:span text:style-name="T189">1</text:span><text:span text:style-name="T189">;</text:span><text:span text:style-name="T189">}</text:span><text:line-break/><text:span text:style-name="T189"> <text:s text:c="3"/></text:span><text:span text:style-name="T189">return </text:span><text:span text:style-name="T189">q.</text:span><text:span text:style-name="T189">data</text:span><text:span text:style-name="T189">[q.</text:span><text:span text:style-name="T189">start</text:span><text:span text:style-name="T189">]</text:span><text:span text:style-name="T189">;</text:span><text:line-break/><text:span text:style-name="T189">}</text:span><text:line-break/><text:line-break/><text:span text:style-name="T189">void </text:span><text:span text:style-name="T189">copy_queue</text:span><text:span text:style-name="T189">(</text:span><text:span text:style-name="T189">queue</text:span><text:span text:style-name="T189">&amp; q</text:span><text:span text:style-name="T189">, const </text:span><text:span text:style-name="T189">queue</text:span><text:span text:style-name="T189">&amp; qs) {</text:span><text:line-break/><text:span text:style-name="T189"> <text:s text:c="3"/></text:span><text:span text:style-name="T189">if </text:span><text:span text:style-name="T189">(q.</text:span><text:span text:style-name="T189">len </text:span><text:span text:style-name="T189">&lt; qs.</text:span><text:span text:style-name="T189">depth</text:span><text:span text:style-name="T189">) {resize_queue(q</text:span><text:span text:style-name="T189">, </text:span><text:span text:style-name="T189">qs.</text:span><text:span text:style-name="T189">depth </text:span><text:span text:style-name="T189">- q.</text:span><text:span text:style-name="T189">len</text:span><text:span text:style-name="T189">)</text:span><text:span text:style-name="T189">;</text:span><text:span text:style-name="T189">}</text:span><text:line-break/><text:span text:style-name="T189"> <text:s text:c="3"/></text:span><text:span text:style-name="T189">for</text:span><text:span text:style-name="T189">(</text:span><text:span text:style-name="T189">int </text:span><text:span text:style-name="T189">i = </text:span><text:span text:style-name="T189">0</text:span><text:span text:style-name="T189">; </text:span><text:span text:style-name="T189">i &lt; qs.</text:span><text:span text:style-name="T189">depth</text:span><text:span text:style-name="T189">; </text:span><text:span text:style-name="T189">i++) {</text:span><text:line-break/><text:span text:style-name="T189"> <text:s text:c="7"/>q.</text:span><text:span text:style-name="T189">data</text:span><text:span text:style-name="T189">[i] = qs.</text:span><text:span text:style-name="T189">data</text:span><text:span text:style-name="T189">[(qs.</text:span><text:span text:style-name="T189">start</text:span><text:span text:style-name="T189">) % qs.</text:span><text:span text:style-name="T189">len</text:span><text:span text:style-name="T189">]</text:span><text:span text:style-name="T189">;</text:span><text:line-break/><text:span text:style-name="T189"> <text:s text:c="3"/></text:span><text:span text:style-name="T189">}</text:span><text:line-break/><text:span text:style-name="T189"> <text:s text:c="3"/>q.</text:span><text:span text:style-name="T189">start </text:span><text:span text:style-name="T189">= </text:span><text:span text:style-name="T189">0</text:span><text:span text:style-name="T189">;</text:span><text:line-break/><text:span text:style-name="T189"> <text:s text:c="3"/></text:span><text:span text:style-name="T189">q.</text:span><text:span text:style-name="T189">end </text:span><text:span text:style-name="T189">= qs.</text:span><text:span text:style-name="T189">depth </text:span><text:span text:style-name="T189">- </text:span><text:span text:style-name="T189">1</text:span><text:span text:style-name="T189">;</text:span><text:line-break/><text:span text:style-name="T189"> <text:s text:c="3"/></text:span><text:span text:style-name="T189">q.</text:span><text:span text:style-name="T189">depth </text:span><text:span text:style-name="T189">= qs.</text:span><text:span text:style-name="T189">depth</text:span><text:span text:style-name="T189">;</text:span><text:line-break/><text:span text:style-name="T189">}</text:span><text:line-break/><text:line-break/><text:span text:style-name="T189">void </text:span><text:span text:style-name="T189">quickSort</text:span><text:span text:style-name="T189">(</text:span><text:span text:style-name="T189">int </text:span><text:span text:style-name="T189">* arr</text:span><text:span text:style-name="T189">, int </text:span><text:span text:style-name="T189">lo</text:span><text:span text:style-name="T189">, int </text:span><text:span text:style-name="T189">hi) {</text:span><text:line-break/><text:span text:style-name="T189"> <text:s text:c="3"/></text:span><text:span text:style-name="T189">if </text:span><text:span text:style-name="T189">(lo &gt;= hi) </text:span><text:span text:style-name="T189">return;</text:span><text:line-break/><text:span text:style-name="T189"> <text:s text:c="3"/>int </text:span><text:span text:style-name="T189">pivot = arr[(lo + hi) / </text:span><text:span text:style-name="T189">2</text:span><text:span text:style-name="T189">]</text:span><text:span text:style-name="T189">;</text:span><text:line-break/><text:span text:style-name="T189"> <text:s text:c="3"/>int </text:span><text:span text:style-name="T189">left = lo</text:span><text:span text:style-name="T189">, </text:span><text:span text:style-name="T189">right = hi</text:span><text:span text:style-name="T189">;</text:span><text:line-break/><text:span text:style-name="T189"> <text:s text:c="3"/>while </text:span><text:span text:style-name="T189">(left &lt;= right) {</text:span><text:line-break/><text:span text:style-name="T189"> <text:s text:c="7"/></text:span><text:span text:style-name="T189">while </text:span><text:span text:style-name="T189">(arr[left] &lt; pivot) left++</text:span><text:span text:style-name="T189">;</text:span><text:line-break/><text:span text:style-name="T189"> <text:s text:c="7"/>while </text:span><text:span text:style-name="T189">(pivot &lt; arr[right]) right--</text:span><text:span text:style-name="T189">;</text:span><text:line-break/><text:span text:style-name="T189"> <text:s text:c="7"/>if </text:span><text:span text:style-name="T189">(left &lt;= right) {</text:span><text:line-break/><text:span text:style-name="T189"> <text:s text:c="11"/>swap(arr[left]</text:span><text:span text:style-name="T189">, </text:span><text:span text:style-name="T189">arr[right])</text:span><text:span text:style-name="T189">;</text:span><text:line-break/><text:span text:style-name="T189"> <text:s text:c="11"/></text:span><text:span text:style-name="T189">left++</text:span><text:span text:style-name="T189">;</text:span><text:line-break/><text:span text:style-name="T189"> <text:s text:c="11"/></text:span><text:span text:style-name="T189">right--</text:span><text:span text:style-name="T189">;</text:span><text:line-break/><text:span text:style-name="T189"> <text:s text:c="7"/></text:span><text:span text:style-name="T189">}</text:span><text:line-break/><text:span text:style-name="T189"> <text:s text:c="3"/>}</text:span><text:line-break/><text:span text:style-name="T189"> <text:s text:c="3"/>quickSort(arr</text:span><text:span text:style-name="T189">, </text:span><text:span text:style-name="T189">lo</text:span><text:span text:style-name="T189">, </text:span><text:span text:style-name="T189">right)</text:span><text:span text:style-name="T189">;</text:span><text:line-break/><text:span text:style-name="T189"> <text:s text:c="3"/></text:span><text:span text:style-name="T189">quickSort(arr</text:span><text:span text:style-name="T189">, </text:span><text:span text:style-name="T189">left</text:span><text:span text:style-name="T189">, </text:span><text:span text:style-name="T189">hi)</text:span><text:span text:style-name="T189">;</text:span><text:line-break/><text:span text:style-name="T189">}</text:span><text:line-break/><text:line-break/><text:span text:style-name="T189">void </text:span><text:span text:style-name="T189">insertionSort</text:span><text:span text:style-name="T189">(</text:span><text:span text:style-name="T189">queue</text:span><text:span text:style-name="T189">&amp; q) {</text:span><text:line-break/><text:span text:style-name="T189"> <text:s text:c="3"/>quickSort(q.</text:span><text:span text:style-name="T189">data</text:span><text:span text:style-name="T189">, </text:span><text:span text:style-name="T189">q.</text:span><text:span text:style-name="T189">start</text:span><text:span text:style-name="T189">, </text:span><text:span text:style-name="T189">q.</text:span><text:span text:style-name="T189">end</text:span><text:span text:style-name="T189">)</text:span><text:span text:style-name="T189">;</text:span><text:line-break/><text:span text:style-name="T189">}</text:span><text:line-break/><text:line-break/><text:line-break/><text:span text:style-name="T189">main.cpp:</text:span></text:p>
      <text:p text:style-name="P40"><text:span text:style-name="T189"/></text:p>
      <text:p text:style-name="P40"><text:span text:style-name="T198">#include</text:span><text:span text:style-name="T198"> </text:span><text:span text:style-name="T198">&lt;iostream&gt;</text:span></text:p>
      <text:p text:style-name="P36"><text:span text:style-name="T198">#include</text:span><text:span text:style-name="T198"> </text:span><text:span text:style-name="T198">"queue.h"</text:span></text:p>
      <text:p text:style-name="P37"/>
      <text:p text:style-name="P36"><text:span text:style-name="T198">using</text:span><text:span text:style-name="T198"> </text:span><text:span text:style-name="T198">namespace</text:span><text:span text:style-name="T198"> std;</text:span></text:p>
      <text:p text:style-name="P37"/>
      <text:p text:style-name="P36"><text:span text:style-name="T198">int</text:span><text:span text:style-name="T198"> main() {</text:span></text:p>
      <text:p text:style-name="P36"><text:soft-page-break/><text:span text:style-name="T198"><text:s text:c="4"/>queue qu = new_queue(2);</text:span></text:p>
      <text:p text:style-name="P36"><text:span text:style-name="T198"><text:s text:c="4"/>push_queue(qu, 2);</text:span></text:p>
      <text:p text:style-name="P36"><text:span text:style-name="T198"><text:s text:c="4"/>push_queue(qu, 7);</text:span></text:p>
      <text:p text:style-name="P36"><text:span text:style-name="T198"><text:s text:c="4"/>push_queue(qu, 5);</text:span></text:p>
      <text:p text:style-name="P39"><text:span text:style-name="T198"><text:s text:c="4"/>push_queue(qu, </text:span><text:span text:style-name="T38">3</text:span><text:span text:style-name="T198">);</text:span></text:p>
      <text:p text:style-name="P38"><text:s text:c="4"/>push_queue(qu, <text:span text:style-name="T37">11</text:span>);</text:p>
      <text:p text:style-name="P38"><text:s text:c="4"/>push_queue(qu, <text:span text:style-name="T37">6</text:span>);</text:p>
      <text:p text:style-name="P37"/>
      <text:p text:style-name="P36"><text:span text:style-name="T198"><text:s text:c="4"/>insertionSort(qu);</text:span></text:p>
      <text:p text:style-name="P36"><text:span text:style-name="T198"><text:s text:c="4"/>cout </text:span><text:span text:style-name="T198">&lt;&lt;</text:span><text:span text:style-name="T198"> </text:span><text:span text:style-name="T198">"Скопированный массив:\n"</text:span><text:span text:style-name="T198">;</text:span></text:p>
      <text:p text:style-name="P36"><text:span text:style-name="T198"><text:s text:c="4"/></text:span><text:span text:style-name="T198">for</text:span><text:span text:style-name="T198"> (</text:span><text:span text:style-name="T198">int</text:span><text:span text:style-name="T198"> _ = 0; _ &lt; </text:span><text:span text:style-name="T38">6</text:span><text:span text:style-name="T198">; ++_) {</text:span></text:p>
      <text:p text:style-name="P36"><text:span text:style-name="T198"><text:s text:c="8"/>cout &lt;&lt; pull_queue(qu) &lt;&lt; </text:span><text:span text:style-name="T198">'\n'</text:span><text:span text:style-name="T198">;</text:span></text:p>
      <text:p text:style-name="P36"><text:span text:style-name="T198"><text:s text:c="4"/>}</text:span></text:p>
      <text:p text:style-name="P36"><text:span text:style-name="T198">}</text:span></text:p>
      <text:p text:style-name="P41"><text:span text:style-name="T35"><text:line-break/></text:span></text:p>
      <text:p text:style-name="P40"/>
      <text:p text:style-name="P8"><text:span text:style-name="Основной_20_шрифт_20_абзаца"><text:span text:style-name="T131">Пункты 1-7 отчета составляются строго до начала лабораторной работы.</text:span></text:span></text:p>
      <text:p text:style-name="P9"><text:span text:style-name="Основной_20_шрифт_20_абзаца"><text:span text:style-name="T131">Допущен к выполнению работы. </text:span></text:span><text:span text:style-name="Основной_20_шрифт_20_абзаца"><text:span text:style-name="T69"><text:s/>Подпись преподавателя _______</text:span></text:span></text:p>
      <text:p text:style-name="P29"/>
      <text:p text:style-name="P4"><text:span text:style-name="Основной_20_шрифт_20_абзаца"><text:span text:style-name="T60">8.</text:span></text:span><text:span text:style-name="Основной_20_шрифт_20_абзаца"><text:span text:style-name="T69"> Распечатка протокола </text:span></text:span><text:span text:style-name="Основной_20_шрифт_20_абзаца"><text:span text:style-name="T131">(подклеить листинг окончательного варианта программы с тестовыми примерами, подписанный преподавателем).</text:span></text:span></text:p>
      <text:p text:style-name="P29"/>
      <text:p text:style-name="P42"><text:span text:style-name="T198">Скопированный массив:</text:span></text:p>
      <text:p text:style-name="P40"><text:span text:style-name="T198">2</text:span></text:p>
      <text:p text:style-name="P40"><text:span text:style-name="T198">3</text:span></text:p>
      <text:p text:style-name="P40"><text:span text:style-name="T198">5</text:span></text:p>
      <text:p text:style-name="P40"><text:span text:style-name="T198">6</text:span></text:p>
      <text:p text:style-name="P40"><text:span text:style-name="T198">7</text:span></text:p>
      <text:p text:style-name="P40"><text:span text:style-name="T198">11</text:span></text:p>
      <text:p text:style-name="P40"><text:span text:style-name="T198"/></text:p>
      <text:p text:style-name="P10"><text:span text:style-name="Основной_20_шрифт_20_абзаца"><text:span text:style-name="T60">9.</text:span></text:span><text:span text:style-name="Основной_20_шрифт_20_абзаца"><text:span text:style-name="T69"> Дневник отладки </text:span></text:span><text:span text:style-name="Основной_20_шрифт_20_абзаца"><text:span text:style-name="T60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<text:span text:style-name="Основной_20_шрифт_20_абзаца"><text:span text:style-name="T69">№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69">Лаб. или дом.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69">Дата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69">Время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69">Событие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69">Действие по исправлению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69">Примечание</text:span></text:span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30"/>
      <text:p text:style-name="P12"><text:span text:style-name="Основной_20_шрифт_20_абзаца"><text:span text:style-name="T60">10. </text:span></text:span><text:span text:style-name="Основной_20_шрифт_20_абзаца"><text:span text:style-name="T69">Замечания автора </text:span></text:span><text:span text:style-name="Основной_20_шрифт_20_абзаца"><text:span text:style-name="T60">по существу работы: замечания отсутствуют. <text:s/></text:span></text:span></text:p>
      <text:p text:style-name="P31"><text:soft-page-break/></text:p>
      <text:p text:style-name="P12"><text:span text:style-name="Основной_20_шрифт_20_абзаца"><text:span text:style-name="T60">11. </text:span></text:span><text:span text:style-name="Основной_20_шрифт_20_абзаца"><text:span text:style-name="T69">Выводы:</text:span></text:span></text:p>
      <text:p text:style-name="P32"/>
      <text:p text:style-name="P13"><text:span text:style-name="Основной_20_шрифт_20_абзаца"><text:span text:style-name="T60"><text:s text:c="7"/></text:span></text:span></text:p>
      <text:p text:style-name="P33"/>
      <text:p text:style-name="P14"><text:span text:style-name="Основной_20_шрифт_20_абзаца"><text:span text:style-name="T60">Подпись студента _________________</text:span></text:span></text:p>
      <text:p text:style-name="P34"/>
      <text:p text:style-name="P35"/>
      <text:p text:style-name="P26"/>
      <text:p text:style-name="P2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JetBrains Mono" svg:font-family="'JetBrains Mono'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fo:background-color="transparent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6" style:display-name="WW_CharLFO2LVL6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WW_5f_CharLFO2LVL9" style:display-name="WW_CharLFO2LVL9" style:family="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Max Demidov</meta:initial-creator>
    <meta:creation-date>2024-05-19T12:07:00Z</meta:creation-date>
    <dc:date>2024-05-24T21:26:44.700000000</dc:date>
    <meta:editing-cycles>5</meta:editing-cycles>
    <meta:editing-duration>PT17M42S</meta:editing-duration>
    <meta:document-statistic meta:table-count="1" meta:image-count="0" meta:object-count="0" meta:page-count="5" meta:paragraph-count="70" meta:word-count="749" meta:character-count="5415" meta:non-whitespace-character-count="4207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